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766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16 kWh</text:p>
          </table:table-cell>
          <table:table-cell office:value-type="float" office:value="1366.79" calcext:value-type="float">
            <text:p>1366.79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10.92" calcext:value-type="float">
            <text:p>10.92</text:p>
          </table:table-cell>
          <table:table-cell office:value-type="float" office:value="-441.94" calcext:value-type="float">
            <text:p>-441.94</text:p>
          </table:table-cell>
          <table:table-cell office:value-type="string" calcext:value-type="string">
            <text:p>T-J</text:p>
          </table:table-cell>
          <table:table-cell office:value-type="float" office:value="1103.4" calcext:value-type="float">
            <text:p>1103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44 kWh</text:p>
          </table:table-cell>
          <table:table-cell office:value-type="float" office:value="1565.41" calcext:value-type="float">
            <text:p>1565.41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12.92" calcext:value-type="float">
            <text:p>12.92</text:p>
          </table:table-cell>
          <table:table-cell office:value-type="float" office:value="-440.1" calcext:value-type="float">
            <text:p>-440.1</text:p>
          </table:table-cell>
          <table:table-cell office:value-type="string" calcext:value-type="string">
            <text:p>T-J</text:p>
          </table:table-cell>
          <table:table-cell office:value-type="float" office:value="1305.23" calcext:value-type="float">
            <text:p>1305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52 kWh</text:p>
          </table:table-cell>
          <table:table-cell office:value-type="float" office:value="1616.88" calcext:value-type="float">
            <text:p>1616.88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13.45" calcext:value-type="float">
            <text:p>13.45</text:p>
          </table:table-cell>
          <table:table-cell office:value-type="float" office:value="-438.22" calcext:value-type="float">
            <text:p>-438.22</text:p>
          </table:table-cell>
          <table:table-cell office:value-type="string" calcext:value-type="string">
            <text:p>T-J</text:p>
          </table:table-cell>
          <table:table-cell office:value-type="float" office:value="1358.43" calcext:value-type="float">
            <text:p>1358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69 kWh</text:p>
          </table:table-cell>
          <table:table-cell office:value-type="float" office:value="1732.64" calcext:value-type="float">
            <text:p>1732.64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4.62" calcext:value-type="float">
            <text:p>14.62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1476.62" calcext:value-type="float">
            <text:p>1476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84 kWh</text:p>
          </table:table-cell>
          <table:table-cell office:value-type="float" office:value="1833.34" calcext:value-type="float">
            <text:p>1833.34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5.64" calcext:value-type="float">
            <text:p>15.64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1579.48" calcext:value-type="float">
            <text:p>1579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46 kWh</text:p>
          </table:table-cell>
          <table:table-cell office:value-type="float" office:value="1554.01" calcext:value-type="float">
            <text:p>1554.01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2.85" calcext:value-type="float">
            <text:p>12.85</text:p>
          </table:table-cell>
          <table:table-cell office:value-type="float" office:value="-432.82" calcext:value-type="float">
            <text:p>-432.82</text:p>
          </table:table-cell>
          <table:table-cell office:value-type="string" calcext:value-type="string">
            <text:p>T-J</text:p>
          </table:table-cell>
          <table:table-cell office:value-type="float" office:value="1298.33" calcext:value-type="float">
            <text:p>1298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69 kWh</text:p>
          </table:table-cell>
          <table:table-cell office:value-type="float" office:value="1711.73" calcext:value-type="float">
            <text:p>1711.73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4.44" calcext:value-type="float">
            <text:p>14.44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1458.84" calcext:value-type="float">
            <text:p>1458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50 kWh</text:p>
          </table:table-cell>
          <table:table-cell office:value-type="float" office:value="1569.78" calcext:value-type="float">
            <text:p>1569.78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3.03" calcext:value-type="float">
            <text:p>13.03</text:p>
          </table:table-cell>
          <table:table-cell office:value-type="float" office:value="-429.26" calcext:value-type="float">
            <text:p>-429.26</text:p>
          </table:table-cell>
          <table:table-cell office:value-type="string" calcext:value-type="string">
            <text:p>T-J</text:p>
          </table:table-cell>
          <table:table-cell office:value-type="float" office:value="1316.5" calcext:value-type="float">
            <text:p>131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51 kWh</text:p>
          </table:table-cell>
          <table:table-cell office:value-type="float" office:value="1553.22" calcext:value-type="float">
            <text:p>1553.22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2.97" calcext:value-type="float">
            <text:p>12.97</text:p>
          </table:table-cell>
          <table:table-cell office:value-type="float" office:value="-418.94" calcext:value-type="float">
            <text:p>-418.94</text:p>
          </table:table-cell>
          <table:table-cell office:value-type="string" calcext:value-type="string">
            <text:p>T-J</text:p>
          </table:table-cell>
          <table:table-cell office:value-type="float" office:value="1309.52" calcext:value-type="float">
            <text:p>1309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63 kWh</text:p>
          </table:table-cell>
          <table:table-cell office:value-type="float" office:value="1613.05" calcext:value-type="float">
            <text:p>1613.05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3.59" calcext:value-type="float">
            <text:p>13.59</text:p>
          </table:table-cell>
          <table:table-cell office:value-type="float" office:value="-416.59" calcext:value-type="float">
            <text:p>-416.59</text:p>
          </table:table-cell>
          <table:table-cell office:value-type="string" calcext:value-type="string">
            <text:p>T-J</text:p>
          </table:table-cell>
          <table:table-cell office:value-type="float" office:value="1372.52" calcext:value-type="float">
            <text:p>1372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78 kWh</text:p>
          </table:table-cell>
          <table:table-cell office:value-type="float" office:value="1709.26" calcext:value-type="float">
            <text:p>1709.26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4.56" calcext:value-type="float">
            <text:p>14.56</text:p>
          </table:table-cell>
          <table:table-cell office:value-type="float" office:value="-414.78" calcext:value-type="float">
            <text:p>-414.78</text:p>
          </table:table-cell>
          <table:table-cell office:value-type="string" calcext:value-type="string">
            <text:p>T-J</text:p>
          </table:table-cell>
          <table:table-cell office:value-type="float" office:value="1470.83" calcext:value-type="float">
            <text:p>1470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64 kWh</text:p>
          </table:table-cell>
          <table:table-cell office:value-type="float" office:value="1581.66" calcext:value-type="float">
            <text:p>1581.66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3.3" calcext:value-type="float">
            <text:p>13.3</text:p>
          </table:table-cell>
          <table:table-cell office:value-type="float" office:value="-413.13" calcext:value-type="float">
            <text:p>-413.13</text:p>
          </table:table-cell>
          <table:table-cell office:value-type="string" calcext:value-type="string">
            <text:p>T-J</text:p>
          </table:table-cell>
          <table:table-cell office:value-type="float" office:value="1342.98" calcext:value-type="float">
            <text:p>1342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7:08:52.140000000</meta:creation-date>
    <dc:date>2018-03-26T07:12:28.748000000</dc:date>
    <meta:editing-duration>PT3M36S</meta:editing-duration>
    <meta:editing-cycles>1</meta:editing-cycles>
    <meta:document-statistic meta:table-count="1" meta:cell-count="142" meta:object-count="0"/>
    <meta:generator>LibreOffice/5.3.4.2$Windows_x86 LibreOffice_project/f82d347ccc0be322489bf7da61d7e4ad13fe2ff3</meta:generator>
  </office:meta>
</office:document-meta>
</file>